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fo:font-weight="bold" officeooo:rsid="000d196c" officeooo:paragraph-rsid="000d196c" style:font-size-asian="12.1999998092651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de" fo:country="DE" officeooo:paragraph-rsid="000d196c"/>
    </style:style>
    <style:style style:name="P3" style:family="paragraph" style:parent-style-name="Standard">
      <style:paragraph-properties fo:text-align="start" style:justify-single-word="false"/>
      <style:text-properties fo:language="de" fo:country="DE" officeooo:rsid="0010ed0e" officeooo:paragraph-rsid="0010ed0e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0ed0e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1f63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92b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4303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5c47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657c4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664a3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toberrevolution</text:p>
      <text:p text:style-name="P2"><text:span text:style-name="T2"/></text:p>
      <text:p text:style-name="P3"><text:span text:style-name="T1">Zar regiert absolutistisch und stimmt Parlamentarismus zu. </text:span><text:span text:style-name="T3">Sozialistische, anarchistische Bewegungen waren Verboten. Lenin gründet sozialistische Partei, welche sich später aufspaltet. </text:span><text:span text:style-name="T4">Er gestaltet die neue Lehre „Marximus-Leninismus“.</text:span></text:p>
      <text:p text:style-name="P3"><text:span text:style-name="T4"><text:tab/></text:span><text:span text:style-name="T5">Eine katastrophale Versorgungslage und militärische Rückschläge führen zur Ablehnung des Krieges. </text:span><text:span text:style-name="T6">Rücktritt des Zaren im März 1917. </text:span><text:span text:style-name="T7">1918 wurde Zarenfamilie von den Bolschewiki ermordert.</text:span></text:p>
      <text:p text:style-name="P3"><text:span text:style-name="T7"><text:tab/></text:span><text:span text:style-name="T8">Es kommt zur politischen Doppelherrschaf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8:07:43.045703205</meta:creation-date>
    <dc:date>2018-11-13T08:28:20.707844623</dc:date>
    <meta:editing-duration>PT20M37S</meta:editing-duration>
    <meta:editing-cycles>8</meta:editing-cycles>
    <meta:generator>LibreOffice/6.1.3.2$Linux_X86_64 LibreOffice_project/10$Build-2</meta:generator>
    <meta:document-statistic meta:table-count="0" meta:image-count="0" meta:object-count="0" meta:page-count="1" meta:paragraph-count="4" meta:word-count="56" meta:character-count="483" meta:non-whitespace-character-count="428"/>
  </office:meta>
</office:document-meta>
</file>